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1cm" svg:stroke-color="#000000" draw:marker-start-width="0.215cm" draw:marker-end-width="0.215cm" draw:fill="none" draw:textarea-horizontal-align="justify" draw:textarea-vertical-align="middle" draw:auto-grow-height="false" fo:padding-top="0.13cm" fo:padding-bottom="0.13cm" fo:padding-left="0.255cm" fo:padding-right="0.255cm"/>
    </style:style>
    <style:style style:name="gr2" style:family="graphic" style:parent-style-name="standard">
      <style:graphic-properties draw:stroke="none" svg:stroke-width="0.01cm" svg:stroke-color="#000000" draw:marker-start-width="0.215cm" draw:marker-end-width="0.215cm" draw:fill="none" draw:textarea-horizontal-align="justify" draw:textarea-vertical-align="middle" draw:auto-grow-height="false" fo:padding-top="0.13cm" fo:padding-bottom="0.13cm" fo:padding-left="0.255cm" fo:padding-right="0.255cm"/>
    </style:style>
    <style:style style:name="gr3" style:family="graphic" style:parent-style-name="standard">
      <style:graphic-properties svg:stroke-width="0.01cm" svg:stroke-color="#000000" draw:marker-start-width="0.215cm" draw:marker-end-width="0.215cm" draw:fill="none" draw:textarea-horizontal-align="justify" draw:textarea-vertical-align="middle" draw:auto-grow-height="false" fo:padding-top="0.13cm" fo:padding-bottom="0.13cm" fo:padding-left="0.255cm" fo:padding-right="0.255cm"/>
    </style:style>
    <style:style style:name="gr4" style:family="graphic" style:parent-style-name="standard">
      <style:graphic-properties draw:stroke="none" svg:stroke-color="#000000" draw:fill="none" draw:fill-color="#ffffff" fo:min-height="0.25cm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6cm"/>
    </style:style>
    <style:style style:name="gr7" style:family="graphic" style:parent-style-name="standard">
      <style:graphic-properties draw:stroke="none" svg:stroke-color="#000000" draw:fill="none" draw:fill-color="#ffffff" fo:min-height="3.12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04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8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069cm" svg:height="0.882cm" svg:x="14.036cm" svg:y="1.818cm">
          <text:p text:style-name="P1"><text:span text:style-name="T1">Timer_e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73cm" svg:height="0.519cm" svg:x="14.032cm" svg:y="1.29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224cm" svg:height="0.882cm" svg:x="5.812cm" svg:y="1.818cm">
          <text:p text:style-name="P1"><text:span text:style-name="T1">Timer_max_cou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236cm" svg:height="0.519cm" svg:x="5.8cm" svg:y="1.297cm">
          <text:p text:style-name="P1"><text:span text:style-name="T1">31: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9cm" svg:height="1.3cm" svg:x="3.6cm" svg:y="7.1cm">
          <text:p text:style-name="P1"><text:span text:style-name="T2">TIMER_DISABL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4.3cm" svg:height="1.8cm" svg:x="13.1cm" svg:y="6.9cm">
          <text:p text:style-name="P1"><text:span text:style-name="T2">TIMER_ENABL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5cm" svg:height="1.8cm" svg:x="8.4cm" svg:y="12.7cm">
          <text:p text:style-name="P1"><text:span text:style-name="T2">TIMER_INTERRUP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" draw:id="id4" draw:layer="layout" svg:width="2.2cm" svg:height="0.725cm" svg:x="2.6cm" svg:y="5.775cm">
          <draw:text-box>
            <text:p><text:span text:style-name="T2">RESET</text:span></text:p>
          </draw:text-box>
        </draw:frame>
        <draw:connector draw:style-name="gr5" draw:text-style-name="P1" draw:layer="layout" draw:type="curve" draw:line-skew="-0.201cm" svg:x1="7.5cm" svg:y1="7.75cm" svg:x2="13.1cm" svg:y2="7.8cm" draw:start-shape="id1" draw:start-glue-point="10" draw:end-shape="id2" draw:end-glue-point="6" svg:d="m7500 7750c3900 0 1100 50 5600 50" svg:viewBox="0 0 5601 51">
          <text:p/>
        </draw:connector>
        <draw:connector draw:style-name="gr5" draw:text-style-name="P1" draw:layer="layout" draw:type="curve" draw:line-skew="-0.757cm" svg:x1="15.25cm" svg:y1="6.9cm" svg:x2="5.55cm" svg:y2="7.1cm" draw:start-shape="id2" draw:start-glue-point="4" draw:end-shape="id1" draw:end-glue-point="4" svg:d="m15250 6900c0-1893-9700-1993-9700 200" svg:viewBox="0 0 9701 1633">
          <text:p/>
        </draw:connector>
        <draw:connector draw:style-name="gr5" draw:text-style-name="P1" draw:layer="layout" draw:type="curve" draw:line-skew="0.257cm" svg:x1="15.25cm" svg:y1="8.7cm" svg:x2="12.668cm" svg:y2="12.963cm" draw:start-shape="id2" draw:start-glue-point="8" draw:end-shape="id3" draw:end-glue-point="11" svg:d="m15250 8700c0 3387-2582 1256-2582 4263" svg:viewBox="0 0 2583 4264">
          <text:p/>
        </draw:connector>
        <draw:frame draw:style-name="gr6" draw:text-style-name="P4" draw:layer="layout" svg:width="4.1cm" svg:height="1.85cm" svg:x="9cm" svg:y="3.8cm">
          <draw:text-box>
            <text:p><text:span text:style-name="T2">Timer_en == 0 /</text:span></text:p>
            <text:p><text:span text:style-name="T3">count = 0</text:span></text:p>
            <text:p><text:span text:style-name="T3">INT = 0 </text:span></text:p>
          </draw:text-box>
        </draw:frame>
        <draw:frame draw:style-name="gr7" draw:text-style-name="P4" draw:layer="layout" svg:width="7cm" svg:height="3.373cm" svg:x="13.4cm" svg:y="11cm">
          <draw:text-box>
            <text:p><text:span text:style-name="T2">tick, </text:span></text:p>
            <text:p><text:span text:style-name="T2">count &gt;= Timer_max_count / </text:span></text:p>
            <text:p><text:span text:style-name="T3">count = 0</text:span></text:p>
            <text:p><text:span text:style-name="T3">INT = 1 </text:span></text:p>
          </draw:text-box>
        </draw:frame>
        <draw:connector draw:style-name="gr8" draw:text-style-name="P1" draw:layer="layout" draw:type="line" svg:x1="3.7cm" svg:y1="6.5cm" svg:x2="4.171cm" svg:y2="7.29cm" draw:start-shape="id4" draw:start-glue-point="2" draw:end-shape="id1" draw:end-glue-point="5" svg:d="m3700 6500 471 790" svg:viewBox="0 0 472 791">
          <text:p/>
        </draw:connector>
        <draw:frame draw:style-name="gr6" draw:text-style-name="P4" draw:layer="layout" svg:width="4.1cm" svg:height="1.85cm" svg:x="8.5cm" svg:y="7.95cm">
          <draw:text-box>
            <text:p><text:span text:style-name="T2">Timer_en == 1 /</text:span></text:p>
            <text:p><text:span text:style-name="T3">count = 0</text:span></text:p>
            <text:p><text:span text:style-name="T3">INT = 0 </text:span></text:p>
          </draw:text-box>
        </draw:frame>
        <draw:connector draw:style-name="gr8" draw:text-style-name="P1" draw:layer="layout" draw:type="curve" draw:line-skew="-0.267cm" svg:x1="16.771cm" svg:y1="7.163cm" svg:x2="17.4cm" svg:y2="7.8cm" draw:start-shape="id2" draw:start-glue-point="11" draw:end-shape="id2" draw:end-glue-point="10" svg:d="m16771 7163c0-1552 568-1293 915-747s473 1384-286 1384" svg:viewBox="0 0 1190 1809">
          <text:p/>
        </draw:connector>
        <draw:frame draw:style-name="gr9" draw:text-style-name="P4" draw:layer="layout" svg:width="6.5cm" svg:height="1.673cm" svg:x="14.8cm" svg:y="4.3cm">
          <draw:text-box>
            <text:p><text:span text:style-name="T2">tick, </text:span></text:p>
            <text:p><text:span text:style-name="T2">count&lt;Timer_max_count <text:s/>/</text:span></text:p>
            <text:p><text:span text:style-name="T3">count =count+1</text:span></text:p>
          </draw:text-box>
        </draw:frame>
        <draw:connector draw:style-name="gr8" draw:text-style-name="P1" draw:layer="layout" draw:type="curve" svg:x1="8.4cm" svg:y1="13.6cm" svg:x2="4.171cm" svg:y2="8.21cm" draw:start-shape="id3" draw:start-glue-point="6" draw:end-shape="id1" draw:end-glue-point="7" svg:d="m8400 13600c-2820 0-4229-1796-4229-5390" svg:viewBox="0 0 4230 5391">
          <text:p/>
        </draw:connector>
        <draw:frame draw:style-name="gr7" draw:text-style-name="P4" draw:layer="layout" svg:width="7cm" svg:height="3.373cm" svg:x="1.1cm" svg:y="10.2cm">
          <draw:text-box>
            <text:p><text:span text:style-name="T2">Timer_en == 0 / </text:span></text:p>
            <text:p><text:span text:style-name="T3">count = 0</text:span></text:p>
            <text:p><text:span text:style-name="T3">INT = 0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ha Karanjkar</meta:initial-creator>
    <meta:creation-date>2016-03-16T16:49:18</meta:creation-date>
    <dc:date>2016-03-16T17:43:35</dc:date>
    <dc:creator>Neha Karanjkar</dc:creator>
    <meta:editing-duration>PT9M16S</meta:editing-duration>
    <meta:editing-cycles>5</meta:editing-cycles>
    <meta:generator>LibreOffice/3.5$Linux_X86_64 LibreOffice_project/350m1$Build-2</meta:generator>
    <meta:document-statistic meta:object-count="19"/>
  </office:meta>
</office:document-meta>
</file>